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140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aclement@pivotal.io</text:p>
          </table:table-cell>
          <table:table-cell office:value-type="string" calcext:value-type="string">
            <text:p>Andy Clement</text:p>
          </table:table-cell>
          <table:table-cell office:value-type="string" calcext:value-type="string">
            <text:p>https://www.linkedin.com/profile/view?id=ADEAAAD0am8BwgoDePdA0nDBIg1_ZkZcHX5kSnc&amp;authType=NAME_SEARCH&amp;authToken=iYPZ&amp;locale=en_US&amp;srchid=818983881450889134509&amp;srchindex=2&amp;srchtotal=108&amp;trk=vsrp_people_res_name&amp;trkInfo=VSRPsearchId%3A818983881450889134509%2CVSRPtargetId%3A16018031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eschli@gmail.com</text:p>
          </table:table-cell>
          <table:table-cell office:value-type="string" calcext:value-type="string">
            <text:p>Martin Aeschlimann</text:p>
          </table:table-cell>
          <table:table-cell office:value-type="string" calcext:value-type="string">
            <text:p>https://github.com/aesch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proulx@ca.ibm.com</text:p>
          </table:table-cell>
          <table:table-cell office:value-type="string" calcext:value-type="string">
            <text:p>Andrée Proulx</text:p>
          </table:table-cell>
          <table:table-cell office:value-type="string" calcext:value-type="string">
            <text:p>https://www.linkedin.com/in/aiproul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ezun@gmail.com</text:p>
          </table:table-cell>
          <table:table-cell office:value-type="string" calcext:value-type="string">
            <text:p>Adam Kiezun</text:p>
          </table:table-cell>
          <table:table-cell office:value-type="string" calcext:value-type="string">
            <text:p>https://www.linkedin.com/profile/view?id=ADEAAAApj84BOMvCTfgvu26SA-8LrXej0gOYY_g&amp;authType=NAME_SEARCH&amp;authToken=r7lL&amp;locale=en_US&amp;srchid=818983881450889983732&amp;srchindex=1&amp;srchtotal=1&amp;trk=vsrp_people_res_name&amp;trkInfo=VSRPsearchId%3A818983881450889983732%2CVSRPtargetId%3A2723790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.blewitt@gmail.com</text:p>
          </table:table-cell>
          <table:table-cell office:value-type="string" calcext:value-type="string">
            <text:p>Alex Blewitt</text:p>
          </table:table-cell>
          <table:table-cell office:value-type="string" calcext:value-type="string">
            <text:p>https://www.linkedin.com/profile/view?id=ADEAAAAonBkB-e0UyevevLPPQZeV_fo83Wm0xD8&amp;authType=NAME_SEARCH&amp;authToken=8Knh&amp;locale=en_US&amp;srchid=818983881450890196257&amp;srchindex=1&amp;srchtotal=2&amp;trk=vsrp_people_res_name&amp;trkInfo=VSRPsearchId%3A818983881450890196257%2CVSRPtargetId%3A2661401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j87.iitr@gmail.com</text:p>
          </table:table-cell>
          <table:table-cell office:value-type="string" calcext:value-type="string">
            <text:p>Ayushman Jain</text:p>
          </table:table-cell>
          <table:table-cell office:value-type="string" calcext:value-type="string">
            <text:p>https://www.linkedin.com/in/ayushmanj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chakrk@in.ibm.com</text:p>
          </table:table-cell>
          <table:table-cell office:value-type="string" calcext:value-type="string">
            <text:p>Anirban Chakraborty</text:p>
          </table:table-cell>
          <table:table-cell office:value-type="string" calcext:value-type="string">
            <text:p>https://www.linkedin.com/in/anirban-chakraborty-7a0430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as.schmid@tngtech.com</text:p>
          </table:table-cell>
          <table:table-cell office:value-type="string" calcext:value-type="string">
            <text:p>Andreas Schmid</text:p>
          </table:table-cell>
          <table:table-cell office:value-type="string" calcext:value-type="string">
            <text:p>https://twitter.com/aaschmid_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j@chocolatejar.eu</text:p>
          </table:table-cell>
          <table:table-cell office:value-type="string" calcext:value-type="string">
            <text:p>Andrej Zachar</text:p>
          </table:table-cell>
          <table:table-cell office:value-type="string" calcext:value-type="string">
            <text:p>https://www.linkedin.com/profile/view?id=ADEAAATy3jgBPexKFCDFis1_kQs4v1XJapEpr2M&amp;authType=NAME_SEARCH&amp;authToken=-goM&amp;locale=en_US&amp;srchid=818983881450890833032&amp;srchindex=2&amp;srchtotal=3&amp;trk=vsrp_people_res_name&amp;trkInfo=VSRPsearchId%3A818983881450890833032%2CVSRPtargetId%3A83025464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_weinand@ch.ibm.com</text:p>
          </table:table-cell>
          <table:table-cell office:value-type="string" calcext:value-type="string">
            <text:p>Andre Weinand</text:p>
          </table:table-cell>
          <table:table-cell office:value-type="string" calcext:value-type="string">
            <text:p>https://www.linkedin.com/profile/view?id=AA4AAACMoDsBJk4hz89O6ZKCXB2bBG6QO0UHvSI&amp;trk=send_invitation_success_message_name&amp;goback=.npv_AAkAAACMoDsB4ZFJsdFjk3QrVA04H8OC25tE8BQ_*1_*1_NAME*4SEARCH_citr_*1_en*4US_*1_*1_*1_*1_*1_*1_*1_*1_*1_*1_*1_*1_*1_*1_*1_*1_*1_*1_*1_*1_*1_*1_*1_*1_*1_*1_*1_*1_*1_tyah_*1_*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.michael@gmx.de</text:p>
          </table:table-cell>
          <table:table-cell office:value-type="string" calcext:value-type="string">
            <text:p>Björn Michael</text:p>
          </table:table-cell>
          <table:table-cell office:value-type="string" calcext:value-type="string">
            <text:p>https://www.xing.com/profile/Bjoern_Michael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jamin.muskalla@tasktop.com</text:p>
          </table:table-cell>
          <table:table-cell office:value-type="string" calcext:value-type="string">
            <text:p>Benjamin Muskalla</text:p>
          </table:table-cell>
          <table:table-cell office:value-type="string" calcext:value-type="string">
            <text:p>https://www.linkedin.com/profile/view?id=ADEAAACDi_IBqfAqeBHX3mi4Nf6YzLDJ0aw_SjI&amp;authType=NAME_SEARCH&amp;authToken=-DLz&amp;locale=en_US&amp;srchid=818983881450943107917&amp;srchindex=1&amp;srchtotal=1&amp;trk=vsrp_people_res_name&amp;trkInfo=VSRPsearchId%3A818983881450943107917%2CVSRPtargetId%3A8621042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no.baumgartner@comerge.net</text:p>
          </table:table-cell>
          <table:table-cell office:value-type="string" calcext:value-type="string">
            <text:p>Benno Baumgartner</text:p>
          </table:table-cell>
          <table:table-cell office:value-type="string" calcext:value-type="string">
            <text:p>https://www.linkedin.com/in/benno-baumgartner-bb039a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san@ca.ibm.com</text:p>
          </table:table-cell>
          <table:table-cell table:style-name="Default" office:value-type="string" calcext:value-type="string">
            <text:p>Valentina Birsan</text:p>
          </table:table-cell>
          <table:table-cell office:value-type="string" calcext:value-type="string">
            <text:p>https://www.linkedin.com/in/valentina-birsan-883b2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yachok@ca.ibm.com</text:p>
          </table:table-cell>
          <table:table-cell office:value-type="string" calcext:value-type="string">
            <text:p>Katherine Boyachok</text:p>
          </table:table-cell>
          <table:table-cell office:value-type="string" calcext:value-type="string">
            <text:p>https://plus.google.com/103863364667559607145/po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shingar@ca.ibm.com</text:p>
          </table:table-cell>
          <table:table-cell office:value-type="string" calcext:value-type="string">
            <text:p>Boris Shingarov</text:p>
          </table:table-cell>
          <table:table-cell office:value-type="string" calcext:value-type="string">
            <text:p>https://www.linkedin.com/in/boris-shingarov-361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skw@ca.ibm.com</text:p>
          </table:table-cell>
          <table:table-cell office:value-type="string" calcext:value-type="string">
            <text:p>Samantha Chan</text:p>
          </table:table-cell>
          <table:table-cell office:value-type="string" calcext:value-type="string">
            <text:p>https://www.linkedin.com/in/samantha-chan-789516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.georgi@sap.com</text:p>
          </table:table-cell>
          <table:table-cell office:value-type="string" calcext:value-type="string">
            <text:p>Christian Georgi</text:p>
          </table:table-cell>
          <table:table-cell office:value-type="string" calcext:value-type="string">
            <text:p>https://scn.sap.com/people/christian.georgi/pro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of_marti@ch.ibm.com</text:p>
          </table:table-cell>
          <table:table-cell office:value-type="string" calcext:value-type="string">
            <text:p>Christof Marti</text:p>
          </table:table-cell>
          <table:table-cell office:value-type="string" calcext:value-type="string">
            <text:p>https://www.linkedin.com/profile/view?id=ADEAAA20-UEBJPUZWvVtPSyojoNbKBuQxittmrw&amp;authType=NAME_SEARCH&amp;authToken=id60&amp;locale=en_US&amp;srchid=818983881450945512954&amp;srchindex=2&amp;srchtotal=4&amp;trk=vsrp_people_res_name&amp;trkInfo=VSRPsearchId%3A818983881450945512954%2CVSRPtargetId%3A229964097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ude_Knaus@oti.com</text:p>
          </table:table-cell>
          <table:table-cell office:value-type="string" calcext:value-type="string">
            <text:p>Claude Knaus</text:p>
          </table:table-cell>
          <table:table-cell office:value-type="string" calcext:value-type="string">
            <text:p>https://www.linkedin.com/in/ckna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windatt@ca.ibm.com</text:p>
          </table:table-cell>
          <table:table-cell office:value-type="string" calcext:value-type="string">
            <text:p>Curtis Windatt</text:p>
          </table:table-cell>
          <table:table-cell office:value-type="string" calcext:value-type="string">
            <text:p>https://plus.google.com/101483172283423597900/po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_megert@ch.ibm.com</text:p>
          </table:table-cell>
          <table:table-cell office:value-type="string" calcext:value-type="string">
            <text:p>Daniel Megert</text:p>
          </table:table-cell>
          <table:table-cell office:value-type="string" calcext:value-type="string">
            <text:p>https://www.linkedin.com/in/mege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in.eclipse@gmail.com</text:p>
          </table:table-cell>
          <table:table-cell office:value-type="string" calcext:value-type="string">
            <text:p>Darin Wright</text:p>
          </table:table-cell>
          <table:table-cell office:value-type="string" calcext:value-type="string">
            <text:p>https://www.linkedin.com/profile/view?id=ADEAAAmxhC8BsH696BTIUQ3og1yJW6bp9T95SD8&amp;authType=NAME_SEARCH&amp;authToken=rqL1&amp;locale=en_US&amp;srchid=818983881450946240918&amp;srchindex=1&amp;srchtotal=38&amp;trk=vsrp_people_res_name&amp;trkInfo=VSRPsearchId%3A818983881450946240918%2CVSRPtargetId%3A162628655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_audel@fr.ibm.com</text:p>
          </table:table-cell>
          <table:table-cell office:value-type="string" calcext:value-type="string">
            <text:p>David Audel</text:p>
          </table:table-cell>
          <table:table-cell office:value-type="string" calcext:value-type="string">
            <text:p>http://fr.viadeo.com/fr/profile/david.aud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_williams@us.ibm.com</text:p>
          </table:table-cell>
          <table:table-cell office:value-type="string" calcext:value-type="string">
            <text:p>David Williams</text:p>
          </table:table-cell>
          <table:table-cell office:value-type="string" calcext:value-type="string">
            <text:p>https://www.linkedin.com/in/david-williams-251bba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epakazad@gmail.com</text:p>
          </table:table-cell>
          <table:table-cell office:value-type="string" calcext:value-type="string">
            <text:p>Deepak Azad</text:p>
          </table:table-cell>
          <table:table-cell office:value-type="string" calcext:value-type="string">
            <text:p>https://www.linkedin.com/in/deepakaz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jan@ca.ibm.com</text:p>
          </table:table-cell>
          <table:table-cell office:value-type="string" calcext:value-type="string">
            <text:p>Dejan Glozic</text:p>
          </table:table-cell>
          <table:table-cell office:value-type="string" calcext:value-type="string">
            <text:p>https://www.linkedin.com/in/dejangloz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@jmini.fr</text:p>
          </table:table-cell>
          <table:table-cell office:value-type="string" calcext:value-type="string">
            <text:p>Jeremie Bresson</text:p>
          </table:table-cell>
          <table:table-cell office:value-type="string" calcext:value-type="string">
            <text:p>https://www.linkedin.com/profile/view?id=AA4AAAIheUYBtIt44pOjcKFQycTVqCBMnBPMqCE&amp;trk=send_invitation_success_message_name&amp;goback=.npv_ADEAAAIheUYBX5ZR*4Nyut4*5StBURUko*4OAOjzhU_*1_*1_NAME*4SEARCH_HcU0_*1_en*4US_*1_*1_*1_818983881450952851869_1_1_*1_*1_*1_*1_*1_*1_*1_*1_*1_*1_*1_*1_*1_*1_*1_*1_*1_*1_*1_*1_*1_*1_*1_vsrp*4people*4res*4name_*1_*1</text:p>
          </table:table-cell>
          <table:table-cell office:value-type="string" calcext:value-type="string">
            <text:p>https://twitter.com/j2r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k_baeumer@ch.ibm.com</text:p>
          </table:table-cell>
          <table:table-cell office:value-type="string" calcext:value-type="string">
            <text:p>Dirk Baeumer</text:p>
          </table:table-cell>
          <table:table-cell office:value-type="string" calcext:value-type="string">
            <text:p>https://www.linkedin.com/in/dirk-baeumer-41b50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.lucash@gmail.com</text:p>
          </table:table-cell>
          <table:table-cell office:value-type="string" calcext:value-type="string">
            <text:p>Eugene Lukash</text:p>
          </table:table-cell>
          <table:table-cell office:value-type="string" calcext:value-type="string">
            <text:p>https://github.com/eluc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clipse@tom.hofmann.name</text:p>
          </table:table-cell>
          <table:table-cell office:value-type="string" calcext:value-type="string">
            <text:p>Thomas Eicher</text:p>
          </table:table-cell>
          <table:table-cell office:value-type="string" calcext:value-type="string">
            <text:p>https://plus.google.com/+TomEicher/ab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clipse@karsten-becker.de</text:p>
          </table:table-cell>
          <table:table-cell office:value-type="string" calcext:value-type="string">
            <text:p>Karsten Becker</text:p>
          </table:table-cell>
          <table:table-cell office:value-type="string" calcext:value-type="string">
            <text:p>https://www.linkedin.com/profile/view?id=ADEAABKmooMBPI8expmsboK3voPqog81WOCsRBo&amp;authType=NAME_SEARCH&amp;authToken=s-6n&amp;locale=en_US&amp;srchid=818983881450956778402&amp;srchindex=1&amp;srchtotal=1&amp;trk=vsrp_people_res_name&amp;trkInfo=VSRPsearchId%3A818983881450956778402%2CVSRPtargetId%3A312910467%2CVSRPcmpt%3Aprimary%2CVSRPnm%3Atrue%2CauthType%3ANAME_SEARCH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clipse@kamstrup-linnet.dk</text:p>
          </table:table-cell>
          <table:table-cell table:style-name="ce3" office:value-type="string" calcext:value-type="string">
            <text:p>Jesper Kamstrup Linnet</text:p>
          </table:table-cell>
          <table:table-cell table:style-name="ce1" office:value-type="string" calcext:value-type="string">
            <text:p>https://www.linkedin.com/profile/view?id=ADEAAAAQ8Q8Bm7ZLpxq_TmemMO986bkYlu_rZBc&amp;authType=NAME_SEARCH&amp;authToken=09zx&amp;locale=en_US&amp;srchid=818983881450961771991&amp;srchindex=1&amp;srchtotal=1&amp;trk=vsrp_people_res_name&amp;trkInfo=VSRPsearchId%3A818983881450961771991%2CVSRPtargetId%3A1110287%2CVSRPcmpt%3Aprimary%2CVSRPnm%3Atrue%2CauthType%3ANAME_SEARCH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eclipse@cafewalter.com</text:p>
          </table:table-cell>
          <table:table-cell office:value-type="string" calcext:value-type="string">
            <text:p>Walter Harley</text:p>
          </table:table-cell>
          <table:table-cell office:value-type="string" calcext:value-type="string">
            <text:p>https://www.linkedin.com/profile/view?id=ADEAAABaNuEB-hgEAmsCK31m4xvAK9Hxvsn6PCY&amp;authType=NAME_SEARCH&amp;authToken=r2Z8&amp;locale=en_US&amp;srchid=818983881450961892008&amp;srchindex=1&amp;srchtotal=6&amp;trk=vsrp_people_res_name&amp;trkInfo=VSRPsearchId%3A818983881450961892008%2CVSRPtargetId%3A5912289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clipse@genady.org</text:p>
          </table:table-cell>
          <table:table-cell office:value-type="string" calcext:value-type="string">
            <text:p>Genady Beryozkin</text:p>
          </table:table-cell>
          <table:table-cell office:value-type="string" calcext:value-type="string">
            <text:p>https://www.linkedin.com/profile/view?id=ADEAAAAuan8BhJUmse53puoIsgnws45g4QP0w3Y&amp;authType=NAME_SEARCH&amp;authToken=_qqw&amp;locale=en_US&amp;srchid=818983881450961954465&amp;srchindex=1&amp;srchtotal=1&amp;trk=vsrp_people_res_name&amp;trkInfo=VSRPsearchId%3A818983881450961954465%2CVSRPtargetId%3A3041919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clipse@johnglassmyer.com </text:p>
          </table:table-cell>
          <table:table-cell office:value-type="string" calcext:value-type="string">
            <text:p>John Glassmyer</text:p>
          </table:table-cell>
          <table:table-cell office:value-type="string" calcext:value-type="string">
            <text:p>https://www.linkedin.com/profile/view?id=ADEAAAIYgLcBSihBBBnZ8nlMEhgkufP4xSF0HQY&amp;authType=NAME_SEARCH&amp;authToken=e6xY&amp;locale=en_US&amp;srchid=818983881450962077045&amp;srchindex=1&amp;srchtotal=1&amp;trk=vsrp_people_res_name&amp;trkInfo=VSRPsearchId%3A818983881450962077045%2CVSRPtargetId%3A35160247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clipsetalk2@pmayer.net</text:p>
          </table:table-cell>
          <table:table-cell office:value-type="string" calcext:value-type="string">
            <text:p>Philip Mayer</text:p>
          </table:table-cell>
          <table:table-cell office:value-type="string" calcext:value-type="string">
            <text:p>http://www.pst.ifi.lmu.de/Personen/team/mayer/too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h_gamma@ch.ibm.com</text:p>
          </table:table-cell>
          <table:table-cell office:value-type="string" calcext:value-type="string">
            <text:p>Erich Gamma</text:p>
          </table:table-cell>
          <table:table-cell office:value-type="string" calcext:value-type="string">
            <text:p>https://www.linkedin.com/profile/view?id=ADEAAAAdzsUBEzbnS1yMltSgv42vSrcsOFWdb-g&amp;authType=NAME_SEARCH&amp;authToken=QtIf&amp;locale=en_US&amp;srchid=818983881450962927133&amp;srchindex=1&amp;srchtotal=46&amp;trk=vsrp_people_res_name&amp;trkInfo=VSRPsearchId%3A818983881450962927133%2CVSRPtargetId%3A1953477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ol_koc_OTI@ch.ibm.com</text:p>
          </table:table-cell>
          <table:table-cell office:value-type="string" calcext:value-type="string">
            <text:p>Erol Koç</text:p>
          </table:table-cell>
          <table:table-cell office:value-type="string" calcext:value-type="string">
            <text:p>https://www.linkedin.com/in/erol-ko%C3%A7-a27290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enc.hechler@web.de</text:p>
          </table:table-cell>
          <table:table-cell office:value-type="string" calcext:value-type="string">
            <text:p>Ferenc Hechler</text:p>
          </table:table-cell>
          <table:table-cell office:value-type="string" calcext:value-type="string">
            <text:p>https://twitter.com/feri_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eric_fusier@fr.ibm.com</text:p>
          </table:table-cell>
          <table:table-cell office:value-type="string" calcext:value-type="string">
            <text:p>Frederic Fusier</text:p>
          </table:table-cell>
          <table:table-cell office:value-type="string" calcext:value-type="string">
            <text:p>https://www.linkedin.com/profile/view?id=ADEAAAEcNDoBARbiP8xikBLZ61lF2EYpGrBnzyU&amp;authType=NAME_SEARCH&amp;authToken=zU9O&amp;locale=en_US&amp;srchid=818983881450963514282&amp;srchindex=1&amp;srchtotal=1&amp;trk=vsrp_people_res_name&amp;trkInfo=VSRPsearchId%3A818983881450963514282%2CVSRPtargetId%3A18625594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or@kovesdan.org </text:p>
          </table:table-cell>
          <table:table-cell office:value-type="string" calcext:value-type="string">
            <text:p>Gábor Kövesdán</text:p>
          </table:table-cell>
          <table:table-cell office:value-type="string" calcext:value-type="string">
            <text:p>https://www.linkedin.com/profile/view?id=ADEAAAOCC3sBh8QSvIgc8dDvVVtZ3guIWE1uq_U&amp;authType=NAME_SEARCH&amp;authToken=ZrxO&amp;locale=es_ES&amp;srchid=818983881450963656498&amp;srchindex=1&amp;srchtotal=1&amp;trk=vsrp_people_res_name&amp;trkInfo=VSRPsearchId%3A818983881450963656498%2CVSRPtargetId%3A58854267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horen@bea.com</text:p>
          </table:table-cell>
          <table:table-cell office:value-type="string" calcext:value-type="string">
            <text:p>Gary Horen</text:p>
          </table:table-cell>
          <table:table-cell office:value-type="string" calcext:value-type="string">
            <text:p>https://www.linkedin.com/profile/view?id=ADEAAACp5WABHN1hacETXALYvQfdYjEs9DikmSM&amp;authType=NAME_SEARCH&amp;authToken=bC7N&amp;locale=en_US&amp;srchid=818983881450963759224&amp;srchindex=2&amp;srchtotal=2&amp;trk=vsrp_people_res_name&amp;trkInfo=VSRPsearchId%3A818983881450963759224%2CVSRPtargetId%3A11134304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mendel@us.ibm.com</text:p>
          </table:table-cell>
          <table:table-cell office:value-type="string" calcext:value-type="string">
            <text:p>Gili Mendel</text:p>
          </table:table-cell>
          <table:table-cell office:value-type="string" calcext:value-type="string">
            <text:p>https://www.linkedin.com/profile/view?id=ADEAAAAHPn4BZ2k9IsW4ibRXdtjH-m_TINv-vxA&amp;authType=NAME_SEARCH&amp;authToken=CTKV&amp;locale=en_US&amp;srchid=818983881450963979372&amp;srchindex=1&amp;srchtotal=2&amp;trk=vsrp_people_res_name&amp;trkInfo=VSRPsearchId%3A818983881450963979372%2CVSRPtargetId%3A474750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ke@yatta.de</text:p>
          </table:table-cell>
          <table:table-cell table:style-name="Default" office:value-type="string" calcext:value-type="string">
            <text:p>Lukas Hanke</text:p>
          </table:table-cell>
          <table:table-cell office:value-type="string" calcext:value-type="string">
            <text:p>https://www.facebook.com/lukas.hanke.1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lger.Schill@itemis.de</text:p>
          </table:table-cell>
          <table:table-cell office:value-type="string" calcext:value-type="string">
            <text:p>Holger Schill</text:p>
          </table:table-cell>
          <table:table-cell office:value-type="string" calcext:value-type="string">
            <text:p>https://www.linkedin.com/profile/view?id=ADEAAAGu9eMBnpBKIGmbJJAvAG0u3lZCfdsxM8Y&amp;authType=NAME_SEARCH&amp;authToken=AMBD&amp;locale=en_US&amp;srchid=818983881450964495266&amp;srchindex=1&amp;srchtotal=3&amp;trk=vsrp_people_res_name&amp;trkInfo=VSRPsearchId%3A818983881450964495266%2CVSRPtargetId%3A28243427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l@etc.to</text:p>
          </table:table-cell>
          <table:table-cell office:value-type="string" calcext:value-type="string">
            <text:p>Frits Jalvingh</text:p>
          </table:table-cell>
          <table:table-cell office:value-type="string" calcext:value-type="string">
            <text:p>https://www.linkedin.com/profile/view?id=ADEAAABxDvUBKY3iNbOx5yOB9vRWeayfNvr-QBY&amp;authType=NAME_SEARCH&amp;authToken=Nhh4&amp;locale=en_US&amp;srchid=818983881450964692940&amp;srchindex=1&amp;srchtotal=1&amp;trk=vsrp_people_res_name&amp;trkInfo=VSRPsearchId%3A818983881450964692940%2CVSRPtargetId%3A7409397%2CVSRPcmpt%3Aprimary%2CVSRPnm%3Atrue%2CauthType%3ANAME_SEARCH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rthana@in.ibm.com</text:p>
          </table:table-cell>
          <table:table-cell table:style-name="Default" office:value-type="string" calcext:value-type="string">
            <text:p>Jayaprakash Arthanareeswaran</text:p>
          </table:table-cell>
          <table:table-cell office:value-type="string" calcext:value-type="string">
            <text:p>https://www.facebook.com/jayaprakash.arthanareeswar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d.anderson@genuitec.com</text:p>
          </table:table-cell>
          <table:table-cell office:value-type="string" calcext:value-type="string">
            <text:p>Jed Anderson</text:p>
          </table:table-cell>
          <table:table-cell office:value-type="string" calcext:value-type="string">
            <text:p>https://www.linkedin.com/in/jedkcander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em@moths.ca</text:p>
          </table:table-cell>
          <table:table-cell office:value-type="string" calcext:value-type="string">
            <text:p>Jim des Rivières</text:p>
          </table:table-cell>
          <table:table-cell office:value-type="string" calcext:value-type="string">
            <text:p>https://www.linkedin.com/profile/view?id=AA4AABadSL0B9Oym_4iY-FIe_IRGDrMN9QuLlbo&amp;trk=send_invitation_success_message_name&amp;goback=.npv_ADEAABadSL0B*49yoAviEk5cQmZxhc7D49hbF*4Rg_*1_*1_NAME*4SEARCH_uI*52_*1_en*4US_*1_*1_*1_818983881450976237827_1_1_*1_*1_*1_*1_*1_*1_*1_*1_*1_*1_*1_*1_*1_*1_*1_*1_*1_*1_*1_*1_*1_*1_*1_vsrp*4people*4res*4name_*1_*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ome.cambon@oracle.com</text:p>
          </table:table-cell>
          <table:table-cell office:value-type="string" calcext:value-type="string">
            <text:p>Jerome Cambon</text:p>
          </table:table-cell>
          <table:table-cell office:value-type="string" calcext:value-type="string">
            <text:p>https://www.linkedin.com/profile/view?id=ADEAAAA7Fs0Bv4sFzAsHC2yE6ZWTUMpmrapyINs&amp;authType=NAME_SEARCH&amp;authToken=bKq7&amp;locale=en_US&amp;srchid=818983881450976343933&amp;srchindex=1&amp;srchtotal=3&amp;trk=vsrp_people_res_name&amp;trkInfo=VSRPsearchId%3A818983881450976343933%2CVSRPtargetId%3A3872461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ome_lanneluc@fr.ibm.com</text:p>
          </table:table-cell>
          <table:table-cell office:value-type="string" calcext:value-type="string">
            <text:p>Jerome Lanneluc</text:p>
          </table:table-cell>
          <table:table-cell office:value-type="string" calcext:value-type="string">
            <text:p>https://www.linkedin.com/profile/view?id=AA4AAAEb91YBuR677ODr7_1kbBaqHZD7VLGoIIY&amp;trk=send_invitation_success_message_name&amp;goback=.npv_ADEAAAEb91YB2GBuFb9*5KdjIwt2h3wmuAFiRo*5Y_*1_*1_NAME*4SEARCH_SdTj_*1_en*4US_*1_*1_*1_818983881450976490508_1_1_*1_*1_*1_*1_*1_*1_*1_*1_*1_*1_*1_*1_*1_*1_*1_*1_*1_*1_*1_*1_*1_*1_*1_vsrp*4people*4res*4name_*1_*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per@selskabet.org</text:p>
          </table:table-cell>
          <table:table-cell office:value-type="string" calcext:value-type="string">
            <text:p>Jesper Moller</text:p>
          </table:table-cell>
          <table:table-cell office:value-type="string" calcext:value-type="string">
            <text:p>https://www.linkedin.com/profile/view?id=ADEAAAANorEBWhmf-2fWVUoqmxTbBgsD8fRnalM&amp;authType=NAME_SEARCH&amp;authToken=BoNf&amp;locale=en_US&amp;srchid=818983881450976678762&amp;srchindex=1&amp;srchtotal=1&amp;trk=vsrp_people_res_name&amp;trkInfo=VSRPsearchId%3A818983881450976678762%2CVSRPtargetId%3A893617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garms@bea.com</text:p>
          </table:table-cell>
          <table:table-cell office:value-type="string" calcext:value-type="string">
            <text:p>Jess Garms</text:p>
          </table:table-cell>
          <table:table-cell office:value-type="string" calcext:value-type="string">
            <text:p>https://www.linkedin.com/profile/view?id=ADEAAAZ9NwQBpYGZehCe-wjazNr-iPCg80leQKo&amp;authType=NAME_SEARCH&amp;authToken=tl-W&amp;locale=en_US&amp;srchid=818983881450976911999&amp;srchindex=1&amp;srchtotal=1&amp;trk=vsrp_people_res_name&amp;trkInfo=VSRPsearchId%3A818983881450976911999%2CVSRPtargetId%3A108869380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i-uwe_maetzel@ch.ibm.com</text:p>
          </table:table-cell>
          <table:table-cell office:value-type="string" calcext:value-type="string">
            <text:p>Kai-Uwe Maetzel</text:p>
          </table:table-cell>
          <table:table-cell office:value-type="string" calcext:value-type="string">
            <text:p>https://www.linkedin.com/in/kai-uwe-maetzel-88ba9857?trk=pub-pbm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lyan_prasad@in.ibm.com</text:p>
          </table:table-cell>
          <table:table-cell office:value-type="string" calcext:value-type="string">
            <text:p>Kalyan Prasad Tatavarthi</text:p>
          </table:table-cell>
          <table:table-cell office:value-type="string" calcext:value-type="string">
            <text:p>https://www.linkedin.com/in/kalyan-prasad-t-v-s-7498b6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t_johnson@ca.ibm.com</text:p>
          </table:table-cell>
          <table:table-cell office:value-type="string" calcext:value-type="string">
            <text:p>Kent Johnson</text:p>
          </table:table-cell>
          <table:table-cell office:value-type="string" calcext:value-type="string">
            <text:p>https://www.linkedin.com/in/kentstevenjohn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_Haaland@ca.ibm.com</text:p>
          </table:table-cell>
          <table:table-cell office:value-type="string" calcext:value-type="string">
            <text:p>Kevin Haaland</text:p>
          </table:table-cell>
          <table:table-cell office:value-type="string" calcext:value-type="string">
            <text:p>https://www.linkedin.com/in/kevin-haaland-462207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alsted@ca.ibm.com</text:p>
          </table:table-cell>
          <table:table-cell office:value-type="string" calcext:value-type="string">
            <text:p>Kari Halsted</text:p>
          </table:table-cell>
          <table:table-cell office:value-type="string" calcext:value-type="string">
            <text:p>https://www.linkedin.com/profile/view?id=AA4AABkmNrUBAUA-WV9J-aZJF5Ytgw88_ECV_fY&amp;trk=send_invitation_success_message_name&amp;goback=.npv_ADEAABkmNrUBR9F7cfIZkP7o69CUlb7uD2EiqWo_*1_*1_NAME*4SEARCH_6PeW_*1_en*4US_*1_*1_*1_818983881451029638437_1_1_*1_*1_*1_*1_*1_*1_*1_*1_*1_*1_*1_*1_*1_*1_*1_*1_*1_*1_*1_*1_*1_*1_*1_vsrp*4people*4res*4name_*1_*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igsberg@google.com</text:p>
          </table:table-cell>
          <table:table-cell office:value-type="string" calcext:value-type="string">
            <text:p>Robert Konigsberg</text:p>
          </table:table-cell>
          <table:table-cell office:value-type="string" calcext:value-type="string">
            <text:p>https://www.linkedin.com/profile/view?id=ADEAAAAWICcB6xD-MKcBSwKAXCUjGXGbj0pLWnU&amp;authType=NAME_SEARCH&amp;authToken=SW6g&amp;locale=en_US&amp;srchid=818983881451029892525&amp;srchindex=2&amp;srchtotal=12&amp;trk=vsrp_people_res_name&amp;trkInfo=VSRPsearchId%3A818983881451029892525%2CVSRPtargetId%3A1450023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s.Vogel@vogella.com</text:p>
          </table:table-cell>
          <table:table-cell office:value-type="string" calcext:value-type="string">
            <text:p>Lars Vogel</text:p>
          </table:table-cell>
          <table:table-cell office:value-type="string" calcext:value-type="string">
            <text:p>https://www.linkedin.com/profile/view?id=ADEAAAASe28BbVpYhwq64m9Xc8y4c_l-LyI7rBg&amp;authType=NAME_SEARCH&amp;authToken=9FtY&amp;locale=en_US&amp;srchid=818983881451031160099&amp;srchindex=1&amp;srchtotal=20&amp;trk=vsrp_people_res_name&amp;trkInfo=VSRPsearchId%3A818983881451031160099%2CVSRPtargetId%3A1211247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shanmug@in.ibm.com</text:p>
          </table:table-cell>
          <table:table-cell office:value-type="string" calcext:value-type="string">
            <text:p>Lakshmi Shanmugam</text:p>
          </table:table-cell>
          <table:table-cell office:value-type="string" calcext:value-type="string">
            <text:p>https://www.linkedin.com/profile/view?id=ADEAAAJP1M8BB6wPBN2mUik_pb-BKfxqFhYxNwc&amp;authType=NAME_SEARCH&amp;authToken=votG&amp;locale=en_US&amp;srchid=818983881451031408440&amp;srchindex=1&amp;srchtotal=1&amp;trk=vsrp_people_res_name&amp;trkInfo=VSRPsearchId%3A818983881451031408440%2CVSRPtargetId%3A38786255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ju656@gmail.com</text:p>
          </table:table-cell>
          <table:table-cell office:value-type="string" calcext:value-type="string">
            <text:p>Manju Mathew</text:p>
          </table:table-cell>
          <table:table-cell office:value-type="string" calcext:value-type="string">
            <text:p>https://www.linkedin.com/in/manju-mathew-b4a510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palat@in.ibm.com</text:p>
          </table:table-cell>
          <table:table-cell office:value-type="string" calcext:value-type="string">
            <text:p>Manoj Palat</text:p>
          </table:table-cell>
          <table:table-cell office:value-type="string" calcext:value-type="string">
            <text:p>https://www.linkedin.com/profile/view?id=ADEAAAClj2ABz-omq61Kt4K2hS1XCLX_zEWkS2M&amp;authType=NAME_SEARCH&amp;authToken=6qap&amp;locale=en_US&amp;srchid=818983881451031932680&amp;srchindex=1&amp;srchtotal=4&amp;trk=vsrp_people_res_name&amp;trkInfo=VSRPsearchId%3A818983881451031932680%2CVSRPtargetId%3A10850144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el.bruch@codetrails.com</text:p>
          </table:table-cell>
          <table:table-cell office:value-type="string" calcext:value-type="string">
            <text:p>Marcel Bruch</text:p>
          </table:table-cell>
          <table:table-cell office:value-type="string" calcext:value-type="string">
            <text:p>https://www.linkedin.com/profile/view?id=ADEAABUiN1MBhJ_2PhrwTsZ5vZzhHcbin8ktoac&amp;authType=NAME_SEARCH&amp;authToken=jBLf&amp;locale=de_DE&amp;srchid=818983881451032022541&amp;srchindex=1&amp;srchtotal=1&amp;trk=vsrp_people_res_name&amp;trkInfo=VSRPsearchId%3A818983881451032022541%2CVSRPtargetId%3A354563923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us_Huebscher@oti.com</text:p>
          </table:table-cell>
          <table:table-cell office:value-type="string" calcext:value-type="string">
            <text:p>Markus Huebscher</text:p>
          </table:table-cell>
          <table:table-cell office:value-type="string" calcext:value-type="string">
            <text:p>https://www.linkedin.com/profile/view?id=ADEAAAAffX0BosYpJa_UngIU45_ymh_656pSHag&amp;authType=NAME_SEARCH&amp;authToken=u9pe&amp;locale=en_US&amp;srchid=818983881451035427781&amp;srchindex=1&amp;srchtotal=7&amp;trk=vsrp_people_res_name&amp;trkInfo=VSRPsearchId%3A818983881451035427781%2CVSRPtargetId%3A2063741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us_keller@ch.ibm.com</text:p>
          </table:table-cell>
          <table:table-cell office:value-type="string" calcext:value-type="string">
            <text:p>Markus Keller</text:p>
          </table:table-cell>
          <table:table-cell office:value-type="string" calcext:value-type="string">
            <text:p>https://www.linkedin.com/profile/view?id=ADEAAAXadW8BYYpfFZYY9YD9safgcmdLwfCPJHs&amp;authType=NAME_SEARCH&amp;authToken=yvvm&amp;locale=en_US&amp;srchid=818983881451035505986&amp;srchindex=1&amp;srchtotal=134&amp;trk=vsrp_people_res_name&amp;trkInfo=VSRPsearchId%3A818983881451035505986%2CVSRPtargetId%3A98202991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.booth@redhat.com</text:p>
          </table:table-cell>
          <table:table-cell office:value-type="string" calcext:value-type="string">
            <text:p>Mat Booth</text:p>
          </table:table-cell>
          <table:table-cell office:value-type="string" calcext:value-type="string">
            <text:p>http://developerblog.redhat.com/author/matbooth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eusz.matela@gmail.com</text:p>
          </table:table-cell>
          <table:table-cell office:value-type="string" calcext:value-type="string">
            <text:p>Mateusz Matela</text:p>
          </table:table-cell>
          <table:table-cell office:value-type="string" calcext:value-type="string">
            <text:p>https://www.linkedin.com/profile/view?id=ADEAABCq7jwBo2mGrSunKDH2il4fTSyDm-nSpME&amp;authType=NAME_SEARCH&amp;authToken=yRSZ&amp;locale=pl_PL&amp;srchid=818983881451036802417&amp;srchindex=1&amp;srchtotal=1&amp;trk=vsrp_people_res_name&amp;trkInfo=VSRPsearchId%3A818983881451036802417%2CVSRPtargetId%3A279637564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hias@mailaender.name</text:p>
          </table:table-cell>
          <table:table-cell office:value-type="string" calcext:value-type="string">
            <text:p>Matthias Mailänder</text:p>
          </table:table-cell>
          <table:table-cell office:value-type="string" calcext:value-type="string">
            <text:p>https://www.linkedin.com/profile/view?id=ADEAAA1x3c4BL4ciYsEH6pNt7Rt1AQg0rv6STRE&amp;authType=NAME_SEARCH&amp;authToken=KUeJ&amp;locale=en_US&amp;srchid=818983881451038654186&amp;srchindex=1&amp;srchtotal=1&amp;trk=vsrp_people_res_name&amp;trkInfo=VSRPsearchId%3A818983881451038654186%2CVSRPtargetId%3A225566158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hr3k@gmail.com</text:p>
          </table:table-cell>
          <table:table-cell office:value-type="string" calcext:value-type="string">
            <text:p>Martin Hare Robertson</text:p>
          </table:table-cell>
          <table:table-cell office:value-type="string" calcext:value-type="string">
            <text:p>https://www.linkedin.com/profile/view?id=ADEAAAO9eJgBEd4W7kTDnK-hCCkqoGDbNaMsjLI&amp;authType=NAME_SEARCH&amp;authToken=hnEt&amp;locale=en_US&amp;srchid=818983881451038867586&amp;srchindex=1&amp;srchtotal=1&amp;trk=vsrp_people_res_name&amp;trkInfo=VSRPsearchId%3A818983881451038867586%2CVSRPtargetId%3A62748824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delder@us.ibm.com</text:p>
          </table:table-cell>
          <table:table-cell office:value-type="string" calcext:value-type="string">
            <text:p>Michael D. Elder</text:p>
          </table:table-cell>
          <table:table-cell office:value-type="string" calcext:value-type="string">
            <text:p>https://twitter.com/mde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vanmeekeren@yahoo.ca</text:p>
          </table:table-cell>
          <table:table-cell office:value-type="string" calcext:value-type="string">
            <text:p>Michael Van Meekeren</text:p>
          </table:table-cell>
          <table:table-cell office:value-type="string" calcext:value-type="string">
            <text:p>https://www.linkedin.com/profile/view?id=ADEAAAAfSkkBlSXDrC09Mx-zLg9ZPKOamCjHAWc&amp;authType=NAME_SEARCH&amp;authToken=Zo_p&amp;locale=en_US&amp;srchid=818983881451039388372&amp;srchindex=1&amp;srchtotal=1&amp;trk=vsrp_people_res_name&amp;trkInfo=VSRPsearchId%3A818983881451039388372%2CVSRPtargetId%3A2050633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_Rennie@ca.ibm.com</text:p>
          </table:table-cell>
          <table:table-cell office:value-type="string" calcext:value-type="string">
            <text:p>Michael Rennie</text:p>
          </table:table-cell>
          <table:table-cell office:value-type="string" calcext:value-type="string">
            <text:p>https://github.com/mrenn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.kersten@tasktop.com</text:p>
          </table:table-cell>
          <table:table-cell office:value-type="string" calcext:value-type="string">
            <text:p>Mik Kersten</text:p>
          </table:table-cell>
          <table:table-cell office:value-type="string" calcext:value-type="string">
            <text:p>https://www.linkedin.com/in/mikkerst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stria@redhat.com</text:p>
          </table:table-cell>
          <table:table-cell office:value-type="string" calcext:value-type="string">
            <text:p>Mickael Istria</text:p>
          </table:table-cell>
          <table:table-cell office:value-type="string" calcext:value-type="string">
            <text:p>https://www.linkedin.com/profile/view?id=ADEAAANoxdsBsf8_kTgsJQiu_zCLD8SLtWjVUN8&amp;authType=NAME_SEARCH&amp;authToken=Xuvb&amp;locale=en_US&amp;srchid=818983881451041180206&amp;srchindex=1&amp;srchtotal=1&amp;trk=vsrp_people_res_name&amp;trkInfo=VSRPsearchId%3A818983881451041180206%2CVSRPtargetId%3A57198043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kaufman@bea.com</text:p>
          </table:table-cell>
          <table:table-cell office:value-type="string" calcext:value-type="string">
            <text:p>Mike Kaufman</text:p>
          </table:table-cell>
          <table:table-cell office:value-type="string" calcext:value-type="string">
            <text:p>https://www.linkedin.com/profile/view?id=ADEAAAS35eABvX0GKI39IzArI5Mm21jYtfu_7AM&amp;authType=NAME_SEARCH&amp;authToken=HLQj&amp;locale=en_US&amp;srchid=818983881451041647964&amp;srchindex=2&amp;srchtotal=434&amp;trk=vsrp_people_res_name&amp;trkInfo=VSRPsearchId%3A818983881451041647964%2CVSRPtargetId%3A79160800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itz.eysholdt@itemis.de</text:p>
          </table:table-cell>
          <table:table-cell office:value-type="string" calcext:value-type="string">
            <text:p>Moritz Eysholdt</text:p>
          </table:table-cell>
          <table:table-cell office:value-type="string" calcext:value-type="string">
            <text:p>https://www.linkedin.com/in/moritzeyshold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_edgar@ca.ibm.com</text:p>
          </table:table-cell>
          <table:table-cell office:value-type="string" calcext:value-type="string">
            <text:p>Nick Edgar</text:p>
          </table:table-cell>
          <table:table-cell office:value-type="string" calcext:value-type="string">
            <text:p>https://www.linkedin.com/profile/view?id=ADEAAAHebeUByDOnfVtvL1rWXH9fmaDPthF1zdI&amp;authType=NAME_SEARCH&amp;authToken=kWHq&amp;locale=en_US&amp;srchid=818983881451042209379&amp;srchindex=1&amp;srchtotal=33&amp;trk=vsrp_people_res_name&amp;trkInfo=VSRPsearchId%3A818983881451042209379%2CVSRPtargetId%3A31354341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ohoess@gmail.com</text:p>
          </table:table-cell>
          <table:table-cell office:value-type="string" calcext:value-type="string">
            <text:p>Nicolaj Höss</text:p>
          </table:table-cell>
          <table:table-cell office:value-type="string" calcext:value-type="string">
            <text:p>https://plus.google.com/115001355616557362896/po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kolaymetchev@gmail.com</text:p>
          </table:table-cell>
          <table:table-cell office:value-type="string" calcext:value-type="string">
            <text:p>Nikolay Metchev</text:p>
          </table:table-cell>
          <table:table-cell office:value-type="string" calcext:value-type="string">
            <text:p>https://www.linkedin.com/profile/view?id=ADEAAAAnnQgBhJ0gSm7njIGcdXoLn5RwI4a1YXY&amp;authType=NAME_SEARCH&amp;authToken=qHkQ&amp;locale=en_US&amp;srchid=818983881451043646843&amp;srchindex=1&amp;srchtotal=1&amp;trk=vsrp_people_res_name&amp;trkInfo=VSRPsearchId%3A818983881451043646843%2CVSRPtargetId%3A2596104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opur_gupta@in.ibm.com </text:p>
          </table:table-cell>
          <table:table-cell office:value-type="string" calcext:value-type="string">
            <text:p>Noopur Gupta</text:p>
          </table:table-cell>
          <table:table-cell office:value-type="string" calcext:value-type="string">
            <text:p>https://www.linkedin.com/in/noopur25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ivier_Thomann@ca.ibm.com</text:p>
          </table:table-cell>
          <table:table-cell office:value-type="string" calcext:value-type="string">
            <text:p>Olivier Thomann</text:p>
          </table:table-cell>
          <table:table-cell office:value-type="string" calcext:value-type="string">
            <text:p>https://www.linkedin.com/profile/view?id=ADEAAACQuPUBdSkgLkZxNhjBlERLJhqUgJfAZ_o&amp;authType=NAME_SEARCH&amp;authToken=SBmq&amp;locale=en_US&amp;srchid=818983881451044041838&amp;srchindex=2&amp;srchtotal=7&amp;trk=vsrp_people_res_name&amp;trkInfo=VSRPsearchId%3A818983881451044041838%2CVSRPtargetId%3A9484533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.fullbright@oracle.com</text:p>
          </table:table-cell>
          <table:table-cell office:value-type="string" calcext:value-type="string">
            <text:p>Paul Fullbright</text:p>
          </table:table-cell>
          <table:table-cell office:value-type="string" calcext:value-type="string">
            <text:p>https://www.linkedin.com/in/paul-fullbright-985710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wel.1.piech@gmail.com</text:p>
          </table:table-cell>
          <table:table-cell office:value-type="string" calcext:value-type="string">
            <text:p>Pawel Piech</text:p>
          </table:table-cell>
          <table:table-cell office:value-type="string" calcext:value-type="string">
            <text:p>https://www.linkedin.com/profile/view?id=ADEAAA27YRoBde90IbaCNRogkVhKeYous-38mdo&amp;authType=NAME_SEARCH&amp;authToken=amcj&amp;locale=en_US&amp;srchid=818983881451044285479&amp;srchindex=1&amp;srchtotal=7&amp;trk=vsrp_people_res_name&amp;trkInfo=VSRPsearchId%3A818983881451044285479%2CVSRPtargetId%3A230383898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ippe.marschall@netcetera.ch</text:p>
          </table:table-cell>
          <table:table-cell office:value-type="string" calcext:value-type="string">
            <text:p>Philippe Marschall</text:p>
          </table:table-cell>
          <table:table-cell office:value-type="string" calcext:value-type="string">
            <text:p>https://twitter.com/pmars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ippe_mulet@fr.ibm.com</text:p>
          </table:table-cell>
          <table:table-cell office:value-type="string" calcext:value-type="string">
            <text:p>Philippe Mulet</text:p>
          </table:table-cell>
          <table:table-cell office:value-type="string" calcext:value-type="string">
            <text:p>https://www.linkedin.com/profile/view?id=ADEAAACivl4BRzBB4pdQ8s3uOVYoXAYFefRHJxM&amp;authType=NAME_SEARCH&amp;authToken=o1OW&amp;locale=en_US&amp;srchid=818983881451046404710&amp;srchindex=1&amp;srchtotal=6&amp;trk=vsrp_people_res_name&amp;trkInfo=VSRPsearchId%3A818983881451046404710%2CVSRPtargetId%3A10665566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webster@ca.ibm.com</text:p>
          </table:table-cell>
          <table:table-cell office:value-type="string" calcext:value-type="string">
            <text:p>Paul Webster </text:p>
          </table:table-cell>
          <table:table-cell office:value-type="string" calcext:value-type="string">
            <text:p>https://www.linkedin.com/profile/view?id=ADEAAABvYKMBCSqza8aVRxHvAIDmxS-3Qo5noGE&amp;authType=NAME_SEARCH&amp;authToken=YSka&amp;locale=en_US&amp;srchid=818983881451046674420&amp;srchindex=2&amp;srchtotal=431&amp;trk=vsrp_people_res_name&amp;trkInfo=VSRPsearchId%3A818983881451046674420%2CVSRPtargetId%3A7299235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ksha.vasisht@in.ibm.com</text:p>
          </table:table-cell>
          <table:table-cell office:value-type="string" calcext:value-type="string">
            <text:p>Raksha Vasisht</text:p>
          </table:table-cell>
          <table:table-cell office:value-type="string" calcext:value-type="string">
            <text:p>https://www.linkedin.com/in/rakshavasis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faust@us.ibm.com</text:p>
          </table:table-cell>
          <table:table-cell office:value-type="string" calcext:value-type="string">
            <text:p>Randy Faust</text:p>
          </table:table-cell>
          <table:table-cell office:value-type="string" calcext:value-type="string">
            <text:p>https://www.linkedin.com/in/rfau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fuhrer@watson.ibm.com</text:p>
          </table:table-cell>
          <table:table-cell office:value-type="string" calcext:value-type="string">
            <text:p>Robert M. Fuhrer</text:p>
          </table:table-cell>
          <table:table-cell office:value-type="string" calcext:value-type="string">
            <text:p>https://www.linkedin.com/in/robertmfuhr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gransberger@gmx.de</text:p>
          </table:table-cell>
          <table:table-cell office:value-type="string" calcext:value-type="string">
            <text:p>Rabea Gransberger</text:p>
          </table:table-cell>
          <table:table-cell office:value-type="string" calcext:value-type="string">
            <text:p>https://www.linkedin.com/profile/view?id=ADEAAAYIC20Bge2MKWufqO2FmKR6HPRFLAFefZ8&amp;authType=NAME_SEARCH&amp;authToken=CDFC&amp;locale=de_DE&amp;srchid=818983881451047500705&amp;srchindex=1&amp;srchtotal=1&amp;trk=vsrp_people_res_name&amp;trkInfo=VSRPsearchId%3A818983881451047500705%2CVSRPtargetId%3A101190509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.roth.off@gmail.com</text:p>
          </table:table-cell>
          <table:table-cell office:value-type="string" calcext:value-type="string">
            <text:p>Robert Roth</text:p>
          </table:table-cell>
          <table:table-cell office:value-type="string" calcext:value-type="string">
            <text:p>https://www.linkedin.com/in/robertwro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ry_Lucyshyn-Wright@oti.com</text:p>
          </table:table-cell>
          <table:table-cell office:value-type="string" calcext:value-type="string">
            <text:p>Rory B. B. Lucyshyn-Wright</text:p>
          </table:table-cell>
          <table:table-cell office:value-type="string" calcext:value-type="string">
            <text:p>https://www.dpmms.cam.ac.uk/~rbbl2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thakkar@in.ibm.com</text:p>
          </table:table-cell>
          <table:table-cell office:value-type="string" calcext:value-type="string">
            <text:p>Rajesh Thakkar</text:p>
          </table:table-cell>
          <table:table-cell office:value-type="string" calcext:value-type="string">
            <text:p>https://www.linkedin.com/profile/view?id=33428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rat.dhillon@gmail.com</text:p>
          </table:table-cell>
          <table:table-cell office:value-type="string" calcext:value-type="string">
            <text:p>Samrat Dhillon</text:p>
          </table:table-cell>
          <table:table-cell office:value-type="string" calcext:value-type="string">
            <text:p>https://www.linkedin.com/in/samrat-dhillon-09221b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dra.lions-piron@oracle.com</text:p>
          </table:table-cell>
          <table:table-cell office:value-type="string" calcext:value-type="string">
            <text:p>Sandra Lions-Piron</text:p>
          </table:table-cell>
          <table:table-cell office:value-type="string" calcext:value-type="string">
            <text:p>https://www.linkedin.com/in/sandra-lions-piron-9a37b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rika.sinha@in.ibm.com</text:p>
          </table:table-cell>
          <table:table-cell office:value-type="string" calcext:value-type="string">
            <text:p>Sarika Sinha</text:p>
          </table:table-cell>
          <table:table-cell office:value-type="string" calcext:value-type="string">
            <text:p>https://www.linkedin.com/in/sarika-sinha-a8515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yam.kandula@in.ibm.com</text:p>
          </table:table-cell>
          <table:table-cell office:value-type="string" calcext:value-type="string">
            <text:p>Satyam Kandula</text:p>
          </table:table-cell>
          <table:table-cell office:value-type="string" calcext:value-type="string">
            <text:p>https://www.facebook.com/krsat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khba@in.ibm.com</text:p>
          </table:table-cell>
          <table:table-cell office:value-type="string" calcext:value-type="string">
            <text:p>Shankha Banerjee</text:p>
          </table:table-cell>
          <table:table-cell office:value-type="string" calcext:value-type="string">
            <text:p>https://www.linkedin.com/in/shank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vio_boehler@ca.ibm.com</text:p>
          </table:table-cell>
          <table:table-cell office:value-type="string" calcext:value-type="string">
            <text:p>Silvio Böhler</text:p>
          </table:table-cell>
          <table:table-cell office:value-type="string" calcext:value-type="string">
            <text:p>https://www.linkedin.com/profile/view?id=ADEAAABjhrUBF2IGhN35RQvSywzU0IyydJyvgDU&amp;authType=NAME_SEARCH&amp;authToken=wwNu&amp;locale=en_US&amp;srchid=818983881451115677578&amp;srchindex=1&amp;srchtotal=1&amp;trk=vsrp_people_res_name&amp;trkInfo=VSRPsearchId%3A818983881451115677578%2CVSRPtargetId%3A6522549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ikanth_sankaran@in.ibm.com</text:p>
          </table:table-cell>
          <table:table-cell office:value-type="string" calcext:value-type="string">
            <text:p>Srikanth Sankaran</text:p>
          </table:table-cell>
          <table:table-cell office:value-type="string" calcext:value-type="string">
            <text:p>https://www.linkedin.com/in/srikanth-sankaran-605ab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derr@quenta.org</text:p>
          </table:table-cell>
          <table:table-cell office:value-type="string" calcext:value-type="string">
            <text:p>Christian Plesner Hansen</text:p>
          </table:table-cell>
          <table:table-cell office:value-type="string" calcext:value-type="string">
            <text:p>https://www.linkedin.com/profile/view?id=ADEAAAd0rGEBs4Xeq2pWiUtBh83ycXfAjPn7Xpc&amp;authType=NAME_SEARCH&amp;authToken=uCOp&amp;locale=en_US&amp;srchid=818983881451115947507&amp;srchindex=1&amp;srchtotal=1&amp;trk=vsrp_people_res_name&amp;trkInfo=VSRPsearchId%3A818983881451115947507%2CVSRPtargetId%3A125086817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an.herrmann@berlin.de</text:p>
          </table:table-cell>
          <table:table-cell office:value-type="string" calcext:value-type="string">
            <text:p>Stephan Herrmann</text:p>
          </table:table-cell>
          <table:table-cell office:value-type="string" calcext:value-type="string">
            <text:p>https://www.eclipsecon.org/europe2015/user/18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zymon.ptaszkiewicz@pl.ibm.com</text:p>
          </table:table-cell>
          <table:table-cell office:value-type="string" calcext:value-type="string">
            <text:p>Szymon Ptaszkiewicz</text:p>
          </table:table-cell>
          <table:table-cell office:value-type="string" calcext:value-type="string">
            <text:p>http://eclipser-blog.blogspot.de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.s.maeder@hispeed.ch</text:p>
          </table:table-cell>
          <table:table-cell office:value-type="string" calcext:value-type="string">
            <text:p>Thomas Mäder</text:p>
          </table:table-cell>
          <table:table-cell office:value-type="string" calcext:value-type="string">
            <text:p>http://homepage.hispeed.ch/t.s.maeder/Resum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anh.ha@alumni.carleton.ca</text:p>
          </table:table-cell>
          <table:table-cell office:value-type="string" calcext:value-type="string">
            <text:p>Thanh Ha</text:p>
          </table:table-cell>
          <table:table-cell office:value-type="string" calcext:value-type="string">
            <text:p>https://www.linkedin.com/in/thanh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ll_bay@oti.com</text:p>
          </table:table-cell>
          <table:table-cell office:value-type="string" calcext:value-type="string">
            <text:p>Till Bay</text:p>
          </table:table-cell>
          <table:table-cell office:value-type="string" calcext:value-type="string">
            <text:p>https://www.linkedin.com/in/tillb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p@watson.ibm.com</text:p>
          </table:table-cell>
          <table:table-cell office:value-type="string" calcext:value-type="string">
            <text:p>Frank Tip</text:p>
          </table:table-cell>
          <table:table-cell office:value-type="string" calcext:value-type="string">
            <text:p>https://www.linkedin.com/profile/view?id=ADEAAAC7UDEBmBjjJk2RPbzVIhe_UkYkbbTvcB4&amp;authType=NAME_SEARCH&amp;authToken=zHG1&amp;locale=en_US&amp;srchid=818983881451123241576&amp;srchindex=1&amp;srchtotal=4&amp;trk=vsrp_people_res_name&amp;trkInfo=VSRPsearchId%3A818983881451123241576%2CVSRPtargetId%3A12275761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mccrary@gmail.com</text:p>
          </table:table-cell>
          <table:table-cell office:value-type="string" calcext:value-type="string">
            <text:p>Tony McCrary</text:p>
          </table:table-cell>
          <table:table-cell office:value-type="string" calcext:value-type="string">
            <text:p>https://twitter.com/enleet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bias_widmer@ch.ibm.com</text:p>
          </table:table-cell>
          <table:table-cell office:value-type="string" calcext:value-type="string">
            <text:p>Tobias Widmer</text:p>
          </table:table-cell>
          <table:table-cell office:value-type="string" calcext:value-type="string">
            <text:p>https://www.linkedin.com/in/tobiaswid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asz.zarna@tasktop.com</text:p>
          </table:table-cell>
          <table:table-cell office:value-type="string" calcext:value-type="string">
            <text:p>Tomasz Zarna</text:p>
          </table:table-cell>
          <table:table-cell office:value-type="string" calcext:value-type="string">
            <text:p>https://www.linkedin.com/profile/view?id=ADEAAAA4pMgBWSmYvMWXCp90hd8xnJkgyfkRiEg&amp;authType=NAME_SEARCH&amp;authToken=fZN7&amp;locale=en_US&amp;srchid=818983881451124484121&amp;srchindex=1&amp;srchtotal=1&amp;trk=vsrp_people_res_name&amp;trkInfo=VSRPsearchId%3A818983881451124484121%2CVSRPtargetId%3A3712200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parker@google.com</text:p>
          </table:table-cell>
          <table:table-cell office:value-type="string" calcext:value-type="string">
            <text:p>Terry Parker</text:p>
          </table:table-cell>
          <table:table-cell office:value-type="string" calcext:value-type="string">
            <text:p>https://www.linkedin.com/profile/view?id=ADEAAAAqOzoBCkGt52QiCE8_8pWPx1k6pTovH3M&amp;authType=NAME_SEARCH&amp;authToken=BHaM&amp;locale=en_US&amp;srchid=818983881451124623591&amp;srchindex=1&amp;srchtotal=1&amp;trk=vsrp_people_res_name&amp;trkInfo=VSRPsearchId%3A818983881451124623591%2CVSRPtargetId%3A2767674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ppinbilly25@gmail.com</text:p>
          </table:table-cell>
          <table:table-cell office:value-type="string" calcext:value-type="string">
            <text:p>John Ryding</text:p>
          </table:table-cell>
          <table:table-cell office:value-type="string" calcext:value-type="string">
            <text:p>https://www.linkedin.com/profile/view?id=ADEAAACVzFQB7KPsc96CbefPwc8-JOjXtqxW5Aw&amp;authType=NAME_SEARCH&amp;authToken=FkyO&amp;locale=en_US&amp;srchid=818983881451125561753&amp;srchindex=3&amp;srchtotal=12&amp;trk=vsrp_people_res_name&amp;trkInfo=VSRPsearchId%3A818983881451125561753%2CVSRPtargetId%3A9817172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eung@bea.com</text:p>
          </table:table-cell>
          <table:table-cell office:value-type="string" calcext:value-type="string">
            <text:p>Theodora Yeung</text:p>
          </table:table-cell>
          <table:table-cell office:value-type="string" calcext:value-type="string">
            <text:p>https://www.facebook.com/theodora.yeung/ab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ssim.melhem@gmail.com</text:p>
          </table:table-cell>
          <table:table-cell office:value-type="string" calcext:value-type="string">
            <text:p>Wassim Melhem</text:p>
          </table:table-cell>
          <table:table-cell office:value-type="string" calcext:value-type="string">
            <text:p>http://wassim-melhem.blogspot.de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coulon@redhat.com</text:p>
          </table:table-cell>
          <table:table-cell office:value-type="string" calcext:value-type="string">
            <text:p>Xavier Coulon</text:p>
          </table:table-cell>
          <table:table-cell office:value-type="string" calcext:value-type="string">
            <text:p>https://www.linkedin.com/profile/view?id=ADEAAACqMeUBtNnfK6GhG9IqHCbmpKPhtNa8HyE&amp;authType=NAME_SEARCH&amp;authToken=lo0m&amp;locale=en_US&amp;srchid=818983881451129286515&amp;srchindex=1&amp;srchtotal=13&amp;trk=vsrp_people_res_name&amp;trkInfo=VSRPsearchId%3A818983881451129286515%2CVSRPtargetId%3A11153893%2CVSRPcmpt%3Aprimary%2CVSRPnm%3Atrue%2CauthType%3ANAME_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ves.joan@oracle.com</text:p>
          </table:table-cell>
          <table:table-cell office:value-type="string" calcext:value-type="string">
            <text:p>Yves Joan</text:p>
          </table:table-cell>
          <table:table-cell office:value-type="string" calcext:value-type="string">
            <text:p>https://www.linkedin.com/profile/view?id=ADEAAABtb0YBVK285SfresmWq8zzNvBBU6j9TuE&amp;authType=NAME_SEARCH&amp;authToken=Vnsx&amp;locale=en_US&amp;srchid=818983881451129383305&amp;srchindex=1&amp;srchtotal=2&amp;trk=vsrp_people_res_name&amp;trkInfo=VSRPsearchId%3A818983881451129383305%2CVSRPtargetId%3A7171910%2CVSRPcmpt%3Aprimary%2CVSRPnm%3Atrue%2CauthType%3ANAME_SEARCH</text:p>
          </table:table-cell>
          <table:table-cell table:number-columns-repeated="1021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.00.0000</text:date>, <text:time style:data-style-name="N2" text:time-value="07:16:30.6746892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r Moin</meta:initial-creator>
    <meta:creation-date>2015-12-23T20:11:20.550386462</meta:creation-date>
    <dc:date>2016-01-15T08:11:46.375851765</dc:date>
    <dc:creator>Amir Moin</dc:creator>
    <meta:editing-duration>PT18H34M49S</meta:editing-duration>
    <meta:editing-cycles>222</meta:editing-cycles>
    <meta:generator>LibreOffice/5.0.2.2$Linux_X86_64 LibreOffice_project/00m0$Build-2</meta:generator>
    <meta:document-statistic meta:table-count="1" meta:cell-count="355" meta:object-count="0"/>
  </office:meta>
</office:document-meta>
</file>